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style>
    <style:style style:name="P2" style:parent-style-name="Standard" style:family="paragraph">
      <style:paragraph-properties fo:text-align="center"/>
    </style:style>
    <style:style style:name="P3" style:parent-style-name="Standard" style:family="paragraph">
      <style:text-properties fo:font-weight="bold" style:font-weight-asian="bold" style:font-weight-complex="bold" fo:font-size="14pt" style:font-size-asian="14pt"/>
    </style:style>
    <style:style style:name="P4" style:parent-style-name="Standard" style:family="paragraph">
      <style:text-properties fo:font-weight="bold" style:font-weight-asian="bold" style:font-weight-complex="bold" fo:font-size="16pt" style:font-size-asian="16pt"/>
    </style:style>
    <style:style style:name="P5" style:parent-style-name="Standard" style:family="paragraph">
      <style:text-properties fo:font-weight="bold" style:font-weight-asian="bold" style:font-weight-complex="bold" fo:font-size="14pt" style:font-size-asian="14pt"/>
    </style:style>
    <style:style style:name="P6" style:parent-style-name="Standard" style:family="paragraph">
      <style:text-properties fo:font-weight="bold" style:font-weight-asian="bold" style:font-weight-complex="bold" fo:font-size="14pt" style:font-size-asian="14pt"/>
    </style:style>
    <style:style style:name="P7" style:parent-style-name="Standard" style:family="paragraph">
      <style:text-properties fo:font-weight="bold" style:font-weight-asian="bold" style:font-weight-complex="bold" fo:font-size="14pt" style:font-size-asian="14pt"/>
    </style:style>
    <style:style style:name="P8" style:parent-style-name="Standard" style:family="paragraph">
      <style:text-properties fo:font-weight="bold" style:font-weight-asian="bold" style:font-weight-complex="bold" fo:font-size="14pt" style:font-size-asian="14pt"/>
    </style:style>
    <style:style style:name="P9" style:parent-style-name="Standard" style:family="paragraph">
      <style:text-properties fo:font-weight="bold" style:font-weight-asian="bold" style:font-weight-complex="bold" fo:font-size="14pt" style:font-size-asian="14pt"/>
    </style:style>
    <style:style style:name="P10" style:parent-style-name="Standard" style:family="paragraph">
      <style:text-properties fo:font-weight="bold" style:font-weight-asian="bold" style:font-weight-complex="bold" fo:font-size="14pt" style:font-size-asian="14pt"/>
    </style:style>
    <style:style style:name="P11" style:parent-style-name="Standard" style:family="paragraph">
      <style:text-properties fo:font-weight="bold" style:font-weight-asian="bold" style:font-weight-complex="bold" fo:font-size="14pt" style:font-size-asian="14pt"/>
    </style:style>
    <style:style style:name="P12" style:parent-style-name="Standard" style:family="paragraph">
      <style:text-properties fo:font-weight="bold" style:font-weight-asian="bold" style:font-weight-complex="bold" fo:font-size="14pt" style:font-size-asian="14pt"/>
    </style:style>
    <style:style style:name="P13" style:parent-style-name="Standard" style:family="paragraph">
      <style:text-properties fo:font-weight="bold" style:font-weight-asian="bold" style:font-weight-complex="bold" fo:font-size="14pt" style:font-size-asian="14pt"/>
    </style:style>
  </office:automatic-styles>
  <office:body>
    <office:text text:use-soft-page-breaks="true">
      <text:p text:style-name="P1">Boat Modeller</text:p>
      <text:p text:style-name="P2"/>
      <text:p text:style-name="Standard">Members:</text:p>
      <text:p text:style-name="Standard">Harry King 300281066 kingharr@myvuw.ac.nz</text:p>
      <text:p text:style-name="Standard">Matthew Schmidt 300235737 sch93nz@hotmail.com</text:p>
      <text:p text:style-name="Standard">Cameron Price 300293324 cameron.prc@gmail.com</text:p>
      <text:p text:style-name="Standard"/>
      <text:p text:style-name="Standard">Contact Person:</text:p>
      <text:p text:style-name="Standard">Matthew Schmidt 300235737 sch93nz@hotmail.com</text:p>
      <text:p text:style-name="P3"/>
      <text:p text:style-name="P4">Abstract</text:p>
      <text:p text:style-name="Standard">Our project is to model a boat that can be manipulated to be morphed to be a different shape.</text:p>
      <text:p text:style-name="Standard"/>
      <text:p text:style-name="P5">Objective</text:p>
      <text:p text:style-name="Standard">The objective of this project is to have a program that can be used to model boats and be able to be exported to a stl file. The boat shape needs to be able to be manipulated smoothly by being able to click a point with the mouse and depress or raise parts of the boat.</text:p>
      <text:p text:style-name="Standard"/>
      <text:p text:style-name="P6">Motivation</text:p>
      <text:p text:style-name="Standard">This is useful as we have a client who requires a program like this. This is challenging as it requires the use of splines as well as the uses of Bézier and non-rigid body animation and geometry deformation.</text:p>
      <text:p text:style-name="Standard"/>
      <text:p text:style-name="P7">Tasks</text:p>
      <text:p text:style-name="Standard">Each person will have a part of the project that they will be working on. One person will be working on drawing the wireframe and model as well as the general UI for the program. Another will be working on skinning and deformation of the boat. The final person will be working on the shadowing and rendering of the boat. By splitting up the work this way we can effectively complete the project.</text:p>
      <text:p text:style-name="Standard"/>
      <text:p text:style-name="Standard">Drawing the wireframe and model this requires to be able to draw the boat on the go as it is being manipulated in real time. This will need to be fast and efficient as there should be minimal to no lag between moving the mouse and either compressing or decompressing that part of the boat. The UI also needs to look good and be intuitive on how to use the program by having easy to use menus and features.</text:p>
      <text:p text:style-name="Standard"/>
      <text:p text:style-name="Standard">The skinning and deformation of the boat requires the new position that the boat will be in depending on how far the mouse moves and therefore the boat in relation to the mouse. It also needs to make sure that the boat will not break from moving it too far in or too far out.</text:p>
      <text:p text:style-name="Standard"/>
      <text:p text:style-name="Standard">For shadowing and rendering on the boat. Shadowing is required to be able to see depth in the boat. The rendering will require making the boat look good and as well as showing the fine details on the boat and if there are any gaps in it.</text:p>
      <text:p text:style-name="Standard"/>
      <text:p text:style-name="P8">Related works?</text:p>
      <text:p text:style-name="P9"/>
      <text:p text:style-name="P10">Implementation</text:p>
      <text:p text:style-name="Standard">This will be implemented by using an agile implementation system. By using an agile process we will have the minimum amount working the earliest and means if something goes wrong in making the more complicated details of the program we still have something to fall back on.</text:p>
      <text:p text:style-name="Standard"/>
      <text:p text:style-name="P11">Resources</text:p>
      <text:p text:style-name="Standard">We will be using C++ as well as OpenGL to make this.</text:p>
      <text:p text:style-name="Standard"/>
      <text:p text:style-name="P12">Expected applications</text:p>
      <text:p text:style-name="Standard">To easily model and manipulate boats hulls. For our final demo scenario we plan to stand up in front of the class and show off our fancy modelling techniques.</text:p>
      <text:p text:style-name="Standard"/>
      <text:p text:style-name="P13">Integration plan</text:p>
      <text:p text:style-name="Standard">We will use github to combine our code and have revisions we can back up to. This will also make it easier to integrate as all our code will be in one plac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arry King</dc:creator>
    <meta:creation-date>2015-09-08T16:17:00Z</meta:creation-date>
    <dc:date>2015-09-09T02:05:00Z</dc:date>
    <meta:template xlink:href="Normal.dotm" xlink:type="simple"/>
    <meta:editing-cycles>14</meta:editing-cycles>
    <meta:editing-duration>PT5040S</meta:editing-duration>
    <meta:document-statistic meta:page-count="2" meta:paragraph-count="5" meta:word-count="430" meta:character-count="2876" meta:row-count="20" meta:non-whitespace-character-count="2451"/>
  </office:meta>
</office:document-meta>
</file>